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tyle="italic" style:font-style-asian="italic" style:font-style-complex="italic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style="italic" style:font-style-asian="italic" style:font-style-complex="italic"/>
    </style:style>
    <style:style style:name="T6" style:parent-style-name="Fuentedepárrafopredeter." style:family="text">
      <style:text-properties fo:font-style="italic" style:font-style-asian="italic" style:font-style-complex="italic"/>
    </style:style>
    <style:style style:name="T7" style:parent-style-name="Fuentedepárrafopredeter." style:family="text">
      <style:text-properties fo:font-style="italic" style:font-style-asian="italic" style:font-style-complex="italic"/>
    </style:style>
    <style:style style:name="T8" style:parent-style-name="Fuentedepárrafopredeter." style:family="text">
      <style:text-properties fo:font-style="italic" style:font-style-asian="italic" style:font-style-complex="italic"/>
    </style:style>
    <style:style style:name="T9" style:parent-style-name="Fuentedepárrafopredeter." style:family="text">
      <style:text-properties fo:font-style="italic" style:font-style-asian="italic" style:font-style-complex="italic"/>
    </style:style>
    <style:style style:name="T10" style:parent-style-name="Fuentedepárrafopredeter." style:family="text">
      <style:text-properties fo:font-style="italic" style:font-style-asian="italic" style:font-style-complex="italic"/>
    </style:style>
    <style:style style:name="T11" style:parent-style-name="Fuentedepárrafopredeter." style:family="text">
      <style:text-properties fo:font-style="italic" style:font-style-asian="italic" style:font-style-complex="italic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style="italic" style:font-style-asian="italic" style:font-style-complex="italic"/>
    </style:style>
    <style:style style:name="T14" style:parent-style-name="Fuentedepárrafopredeter." style:family="text">
      <style:text-properties fo:font-style="italic" style:font-style-asian="italic" style:font-style-complex="italic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style="italic" style:font-style-asian="italic" style:font-style-complex="italic"/>
    </style:style>
    <style:style style:name="T17" style:parent-style-name="Fuentedepárrafopredeter." style:family="text">
      <style:text-properties fo:font-style="italic" style:font-style-asian="italic" style:font-style-complex="italic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style="italic" style:font-style-asian="italic" style:font-style-complex="italic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" style:parent-style-name="Fuentedepárrafopredeter." style:family="text">
      <style:text-properties style:font-name="Consolas" style:font-name-asian="Times New Roman" style:font-name-complex="Courier New" fo:color="#005282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29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1" style:parent-style-name="Fuentedepárrafopredeter." style:family="text">
      <style:text-properties style:font-name="Consolas" style:font-name-asian="Times New Roman" style:font-name-complex="Courier New" fo:color="#DB000E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3" style:parent-style-name="Fuentedepárrafopredeter." style:family="text">
      <style:text-properties style:font-name="Consolas" style:font-name-asian="Times New Roman" style:font-name-complex="Courier New" fo:color="#005A38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35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6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8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Consolas" style:font-name-asian="Times New Roman" style:font-name-complex="Courier New" fo:color="#DB000E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1" style:parent-style-name="Fuentedepárrafopredeter." style:family="text">
      <style:text-properties style:font-name="Consolas" style:font-name-asian="Times New Roman" style:font-name-complex="Courier New" fo:color="#005A38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4" style:parent-style-name="Fuentedepárrafopredeter." style:family="text">
      <style:text-properties style:font-name="Consolas" style:font-name-asian="Times New Roman" style:font-name-complex="Courier New" fo:color="#005282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5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6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7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8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9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1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52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4" style:parent-style-name="Fuentedepárrafopredeter." style:family="text">
      <style:text-properties style:font-name="Consolas" style:font-name-asian="Times New Roman" style:font-name-complex="Courier New" fo:color="#005282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7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3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66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8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9" style:parent-style-name="Fuentedepárrafopredeter." style:family="text">
      <style:text-properties style:font-name="Consolas" style:font-name-asian="Times New Roman" style:font-name-complex="Courier New" fo:color="#DB000E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1" style:parent-style-name="Fuentedepárrafopredeter." style:family="text">
      <style:text-properties style:font-name="Consolas" style:font-name-asian="Times New Roman" style:font-name-complex="Courier New" fo:color="#005A38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73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5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6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7" style:parent-style-name="Fuentedepárrafopredeter." style:family="text">
      <style:text-properties style:font-name="Consolas" style:font-name-asian="Times New Roman" style:font-name-complex="Courier New" fo:color="#005282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8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80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3" style:parent-style-name="Fuentedepárrafopredeter." style:family="text">
      <style:text-properties style:font-name="Consolas" style:font-name-asian="Times New Roman" style:font-name-complex="Courier New" fo:color="#DB000E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4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5" style:parent-style-name="Fuentedepárrafopredeter." style:family="text">
      <style:text-properties style:font-name="Consolas" style:font-name-asian="Times New Roman" style:font-name-complex="Courier New" fo:color="#005A38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6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87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8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9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90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1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9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ctividades en “<text:span text:style-name="T2">repasoExamenUd5.html</text:span>”</text:p>
      <text:p text:style-name="P3">1. Eventos</text:p>
      <text:p text:style-name="Standard">-Es una señal de que algo ocurrió. Todos los nodos del DOM generan dichas señales.</text:p>
      <text:p text:style-name="Standard"/>
      <text:p text:style-name="P4">Eventos del mouse:</text:p>
      <text:p text:style-name="Standard"/>
      <text:p text:style-name="Standard"><text:span text:style-name="T5"><text:tab/>click</text:span><text:s/>– cuando el mouse hace click sobre un elemento (los dispositivos touch lo<text:s/>generan<text:s/><text:tab/>con un toque).</text:p>
      <text:p text:style-name="Standard"><text:span text:style-name="T6"><text:tab/>contextmenu</text:span><text:s/>– cuando el mouse hace click derecho sobre un elemento.</text:p>
      <text:p text:style-name="Standard"><text:span text:style-name="T7"><text:tab/>mouseover</text:span><text:s/>/<text:s/><text:span text:style-name="T8">mouseout</text:span><text:s/>– cuando el cursor del mouse ingresa/abandona un elemento.</text:p>
      <text:p text:style-name="Standard"><text:span text:style-name="T9"><text:tab/>mousedown</text:span><text:s/>/<text:s/><text:span text:style-name="T10">mouseup</text:span><text:s/>– cuando el botón del mouse es presionado/soltado sobre un<text:s/><text:tab/>elemento.</text:p>
      <text:p text:style-name="Standard"><text:span text:style-name="T11"><text:tab/>mousemove</text:span><text:s/>– cuando el mouse se mueve.</text:p>
      <text:p text:style-name="P12">Eventos del teclado:</text:p>
      <text:p text:style-name="Standard"/>
      <text:p text:style-name="Standard"><text:span text:style-name="T13"><text:tab/>keydown</text:span><text:s/>/<text:s/><text:span text:style-name="T14">keyup</text:span><text:s/>– cuando se presiona/suelta una tecla.</text:p>
      <text:p text:style-name="P15">Eventos del elemento form:</text:p>
      <text:p text:style-name="Standard"/>
      <text:p text:style-name="Standard"><text:span text:style-name="T16"><text:tab/>submit</text:span><text:s/>– cuando el visitante envía un &lt;form&gt;.</text:p>
      <text:p text:style-name="Standard"><text:span text:style-name="T17"><text:tab/>focus</text:span><text:s/>– cuando el visitante se centra sobre un<text:s/>elemento, por ejemplo un &lt;input&gt;.</text:p>
      <text:p text:style-name="Standard"/>
      <text:p text:style-name="Standard">Para reaccionar con eventos podemos asignar un handler (controlador) el cual es una función que se ejecuta en caso de un evento.</text:p>
      <text:p text:style-name="Standard"/>
      <text:p text:style-name="Standard">Los handlers son una forma de ejecutar código JavaScript en caso de acciones por parte del<text:s/>usuario.</text:p>
      <text:p text:style-name="Standard"/>
      <text:p text:style-name="Standard">Podemos asignar un handler usando una propiedad del DOM on&lt;event&gt;.</text:p>
      <text:p text:style-name="Standard"/>
      <text:p text:style-name="Standard">Por ejemplo, elem.onclick()</text:p>
      <text:p text:style-name="Standard"/>
      <text:p text:style-name="P18">THIS</text:p>
      <text:p text:style-name="P19"/>
      <text:p text:style-name="Standard">El valor de this dentro de un handler es el elemento. El cuál tiene el handler dentro.</text:p>
      <text:p text:style-name="P20"/>
      <text:p text:style-name="P21">AddEventListener/removeEventListener</text:p>
      <text:p text:style-name="P22"/>
      <text:p text:style-name="Standard">Para asignar varios handlers se usa dicho medoto, el cual nos permite controlar las funciones que ha de realizar ese evento sobre el DOM.</text:p>
      <text:p text:style-name="Standard"/>
      <text:p text:style-name="Standard">·Tenemos tres formas de asignar hadlers:</text:p>
      <text:p text:style-name="Standard"><text:tab/></text:p>
      <text:p text:style-name="Standard"><text:tab/>-Atributos HTML: onclick="...".</text:p>
      <text:p text:style-name="Standard"><text:tab/>-Propiedades del DOM: elem.onclick = function.</text:p>
      <text:p text:style-name="Standard"><text:tab/>-Métodos:<text:s/>elem.addEventListener(event, handler[, phase]) para agregar ó<text:s/><text:tab/>removeEventListener para remover.</text:p>
      <text:p text:style-name="Standard"/>
      <text:p text:style-name="Standard"/>
      <text:p text:style-name="Standard"/>
      <text:soft-page-break/>
      <text:p text:style-name="P23">PROPAGACIÓN</text:p>
      <text:p text:style-name="Standard"/>
      <text:p text:style-name="Standard">Cuando un evento ocurre en un elemento, este primero ejecuta los manejadores que tiene asignados, luego los manejadores de su padre, y así hasta otros ancestros.</text:p>
      <text:p text:style-name="Standard"/>
      <text:p text:style-name="Standard">Un clic en el elemento del interior &lt;p&gt; primero ejecuta onclick:</text:p>
      <text:p text:style-name="Standard"/>
      <text:p text:style-name="Standard"><text:tab/>-En ese &lt;p&gt;.</text:p>
      <text:p text:style-name="Standard"><text:tab/>-Luego en el &lt;div&gt; de arriba.</text:p>
      <text:p text:style-name="Standard"><text:tab/>-Luego en el &lt;form&gt; de más arriba.</text:p>
      <text:p text:style-name="Standard"><text:tab/>-Y así sucesivamente hasta el objeto document.</text:p>
      <text:p text:style-name="Standard"/>
      <text:p text:style-name="Standard">El elemento anidado más<text:s/>profundo que causó el evento es llamado elemento objetivo, accesible como<text:s/><text:span text:style-name="T24">event.target</text:span></text:p>
      <text:p text:style-name="Standard"/>
      <text:p text:style-name="Standard">Cada manejador puede acceder a las propiedades del objeto event:</text:p>
      <text:p text:style-name="Standard"/>
      <text:p text:style-name="Standard"><text:tab/>-event.target – el elemento más profundo que originó el evento.</text:p>
      <text:p text:style-name="Standard"><text:tab/>-event.currentTarget (=this) – el elemento actual que maneja el evento (el que tiene al<text:s/><text:tab/>manejador en él)</text:p>
      <text:p text:style-name="Standard"><text:tab/>-event.eventPhase – la fase actual (captura=1, objetivo=2, propagación=3).</text:p>
      <text:p text:style-name="Standard"/>
      <text:p text:style-name="Standard">Cualquier manejador de evento puede detener el evento al llamar event.stopPropagation()</text:p>
      <text:p text:style-name="Standard"/>
      <text:p text:style-name="Standard"/>
      <text:p text:style-name="P25">DOM</text:p>
      <text:p text:style-name="Standard">Permite a los programadores web acceder y manipular las páginas XHTML como si fueran documentos XML.</text:p>
      <text:p text:style-name="Standard">Para encontrar elementos en el DOM tenemos los elementos:</text:p>
      <text:p text:style-name="Standard"><text:tab/>-document.getElementById(id).</text:p>
      <text:p text:style-name="Standard"><text:tab/>-document.getElementsByTagName(name).</text:p>
      <text:p text:style-name="Standard"><text:tab/>-document.getElementsByClassName(name).</text:p>
      <text:p text:style-name="Standard"><text:tab/>-element.setAttribute(attribute, value).</text:p>
      <text:p text:style-name="Standard"/>
      <text:p text:style-name="P26">Tipos de INPUTS</text:p>
      <text:p text:style-name="Standard"/>
      <text:p text:style-name="Standard">Existen inputs para cada tipo de dato que se introduzca:</text:p>
      <text:p text:style-name="Standard">Button, checkbok, color, date, datetime-local, email, file, hidden, image,month, number, password, radio, range, reset. Search,<text:s/>submit, tel, text, time, url, week.</text:p>
      <text:p text:style-name="Standard">Cada uno de los tipos tiene multitud de atributos como pueden ser min, max, minlenth/max…, autofocus, required, checked…</text:p>
      <text:p text:style-name="Standard"/>
      <text:p text:style-name="Standard">Los formulario &lt;form&gt; se componen de diferentes inputs de tipos distintos.</text:p>
      <text:p text:style-name="Standard"/>
      <text:p text:style-name="Standard">Las validaciones se realizan haciendo alusión a los diferentes elementos:</text:p>
      <text:p text:style-name="Standard"><text:s/><text:tab/></text:p>
      <text:p text:style-name="Standard"><text:tab/>HTMLButtonElement</text:p>
      <text:p text:style-name="Standard"><text:tab/>HTMLInputElement</text:p>
      <text:p text:style-name="Standard"><text:tab/>HTMLTextAreaElement</text:p>
      <text:p text:style-name="Standard"/>
      <text:p text:style-name="Standard">Con las propiedades “validity” con las propiedades patternMismatch que devuelve true si no coincide con el pattern y es afectado con la pseudoclase :invalid de CSS</text:p>
      <text:soft-page-break/>
      <text:p text:style-name="Standard">setCustomValidity(mensaje): añade un mensaje de error personalizado al elemento.</text:p>
      <text:p text:style-name="Standard"/>
      <text:p text:style-name="P27"><text:span text:style-name="T28">const</text:span><text:span text:style-name="T29"><text:s/>email = document</text:span><text:span text:style-name="T30">.</text:span><text:span text:style-name="T31">getElementById</text:span><text:span text:style-name="T32">(</text:span><text:span text:style-name="T33">"mail"</text:span><text:span text:style-name="T34">); //establece el elemento a tratar</text:span></text:p>
      <text:p text:style-name="P35"/>
      <text:p text:style-name="P36"><text:span text:style-name="T37">email</text:span><text:span text:style-name="T38">.</text:span><text:span text:style-name="T39">addEventListener</text:span><text:span text:style-name="T40">(</text:span><text:span text:style-name="T41">"input"</text:span><text:span text:style-name="T42">,</text:span><text:span text:style-name="T43"><text:s/></text:span><text:span text:style-name="T44">function</text:span><text:span text:style-name="T45"><text:s/></text:span><text:span text:style-name="T46">(</text:span><text:span text:style-name="T47">event</text:span><text:span text:style-name="T48">)</text:span><text:span text:style-name="T49"><text:s/></text:span><text:span text:style-name="T50">{ //añade<text:s/></text:span><text:span text:style-name="T51">función al input</text:span></text:p>
      <text:p text:style-name="P52"><text:span text:style-name="T53"><text:s text:c="2"/></text:span><text:span text:style-name="T54">if</text:span><text:span text:style-name="T55"><text:s/></text:span><text:span text:style-name="T56">(</text:span><text:span text:style-name="T57">email</text:span><text:span text:style-name="T58">.</text:span><text:span text:style-name="T59">validity</text:span><text:span text:style-name="T60">.</text:span><text:span text:style-name="T61">typeMismatch</text:span><text:span text:style-name="T62">)</text:span><text:span text:style-name="T63"><text:s/></text:span><text:span text:style-name="T64">{</text:span><text:span text:style-name="T65"><text:tab/>//si lo introducido no coincide con el patter</text:span></text:p>
      <text:p text:style-name="P66"><text:span text:style-name="T67"><text:s text:c="4"/>email</text:span><text:span text:style-name="T68">.</text:span><text:span text:style-name="T69">setCustomValidity</text:span><text:span text:style-name="T70">(</text:span><text:span text:style-name="T71">"¡Se esperaba una dirección de correo electrónico!"</text:span><text:span text:style-name="T72">);</text:span></text:p>
      <text:p text:style-name="P73"><text:span text:style-name="T74"><text:s text:c="2"/></text:span><text:span text:style-name="T75">}</text:span><text:span text:style-name="T76"><text:s/></text:span><text:span text:style-name="T77">else</text:span><text:span text:style-name="T78"><text:s/></text:span><text:span text:style-name="T79">{</text:span></text:p>
      <text:p text:style-name="P80"><text:span text:style-name="T81"><text:s text:c="4"/>email</text:span><text:span text:style-name="T82">.</text:span><text:span text:style-name="T83">setCustomValidity</text:span><text:span text:style-name="T84">(</text:span><text:span text:style-name="T85">""</text:span><text:span text:style-name="T86">);</text:span></text:p>
      <text:p text:style-name="P87"><text:span text:style-name="T88"><text:s text:c="2"/></text:span><text:span text:style-name="T89">}</text:span></text:p>
      <text:p text:style-name="P90"><text:span text:style-name="T91">});</text:span></text:p>
      <text:p text:style-name="P92">Las<text:s/>expresiones regulares</text:p>
      <text:p text:style-name="Standard">Se han de escapar ente /…/, se delimita un rango de valores con [0-9],[a-zA-Z].</text:p>
      <text:p text:style-name="Standard">Si solo se esperan caracteres alfabeticos /\w/. Si no se esperan /\W/</text:p>
      <text:p text:style-name="Standard">Si solo se esperan caracteres numéricos /\d/. Si no /\D/</text:p>
      <text:p text:style-name="Standard"/>
      <text:p text:style-name="Standard"/>
      <text:p text:style-name="Standard"/>
      <text:p text:style-name="Standard"/>
      <text:p text:style-name="Standard"/>
      <text:p text:style-name="Standard">Este tema me ha resultado muy útil, quizás nos ha faltado algún ejemplo mas o de repaso mayor sobre la primera parte del tema, pero los formularios creo que han quedado bastante clar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es" style:country-asian="ES" style:language-complex="ar" style:country-complex="SA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quin Garcia Jimenez</dc:creator>
    <meta:creation-date>2022-02-10T10:47:00Z</meta:creation-date>
    <dc:date>2022-02-10T16:19:00Z</dc:date>
    <meta:template xlink:href="Normal.dotm" xlink:type="simple"/>
    <meta:editing-cycles>3</meta:editing-cycles>
    <meta:editing-duration>PT4500S</meta:editing-duration>
    <meta:document-statistic meta:page-count="3" meta:paragraph-count="8" meta:word-count="681" meta:character-count="4422" meta:row-count="31" meta:non-whitespace-character-count="3749"/>
  </office:meta>
</office:document-meta>
</file>